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bq1">fqerwfqerferferf <text:note text:id="ftn0" text:note-class="footnote"><text:note-citation>1</text:note-citation><text:note-body><text:p text:style-name="Footnote">footnote</text:p></text:note-body></text:note></text:p>
      <text:p text:style-name="bq1">cklfjnerlkcfreql <text:note text:id="ftn1" text:note-class="endnote"><text:note-citation>1</text:note-citation><text:note-body><text:p text:style-name="Endnote">endnote</text:p></text:note-body></text:not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Footnotes and Endnote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Footnotes and Endnote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Footnotes and Endnotes</dc:title>
    <meta:initial-creator>Daniel de Byl</meta:initial-creator>
    <meta:creation-date>2007-02-05T13:22:46</meta:creation-date>
    <dc:creator>Daniel de Byl</dc:creator>
    <dc:date>2007-08-10T11:34:03</dc:date>
    <dc:language>en-US</dc:language>
    <meta:editing-cycles>4</meta:editing-cycles>
    <meta:editing-duration>PT3M13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2" meta:paragraph-count="56" meta:word-count="4" meta:character-count="18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